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text-properties style:font-name="Courier New" fo:font-style="normal" style:text-underline-style="solid" style:text-underline-width="auto" style:text-underline-color="font-color" fo:font-weight="bold" officeooo:rsid="0018b411" officeooo:paragraph-rsid="0018b411" style:font-style-asian="normal" style:font-weight-asian="bold" style:font-style-complex="normal" style:font-weight-complex="bold"/>
    </style:style>
    <style:style style:name="P2" style:family="paragraph" style:parent-style-name="Table_20_Contents">
      <style:text-properties style:font-name="Courier New" officeooo:rsid="0016c4f4" officeooo:paragraph-rsid="0016c4f4"/>
    </style:style>
    <style:style style:name="P3" style:family="paragraph" style:parent-style-name="Footer">
      <style:paragraph-properties fo:text-align="end" style:justify-single-word="false"/>
      <style:text-properties style:font-name="Courier New" fo:font-style="italic" officeooo:rsid="0014ecfe" officeooo:paragraph-rsid="0014ecfe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0pt" fo:font-weight="bold" officeooo:rsid="00136d14" officeooo:paragraph-rsid="00136d14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2pt" fo:font-weight="normal" officeooo:rsid="0019a769" officeooo:paragraph-rsid="0019a76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2pt" fo:font-weight="normal" officeooo:rsid="0019f233" officeooo:paragraph-rsid="0019f23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2pt" style:text-underline-style="solid" style:text-underline-width="auto" style:text-underline-color="font-color" fo:font-weight="bold" officeooo:rsid="0019a769" officeooo:paragraph-rsid="0019a76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2pt" style:text-underline-style="solid" style:text-underline-width="auto" style:text-underline-color="font-color" fo:font-weight="normal" officeooo:rsid="0019f233" officeooo:paragraph-rsid="0019f2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2pt" style:text-underline-style="solid" style:text-underline-width="auto" style:text-underline-color="font-color" fo:font-weight="normal" officeooo:rsid="0019f468" officeooo:paragraph-rsid="0019f46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2pt" style:text-underline-style="solid" style:text-underline-width="auto" style:text-underline-color="font-color" fo:font-weight="normal" officeooo:rsid="00200031" officeooo:paragraph-rsid="0020003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2pt" style:text-underline-style="solid" style:text-underline-width="auto" style:text-underline-color="font-color" fo:font-weight="normal" officeooo:rsid="0019f468" officeooo:paragraph-rsid="0019f233" style:font-size-asian="10.5pt" style:font-weight-asian="normal" style:font-size-complex="12pt" style:font-weight-complex="normal"/>
    </style:style>
    <style:style style:name="T1" style:family="text">
      <style:text-properties officeooo:rsid="0018bd66"/>
    </style:style>
    <style:style style:name="T2" style:family="text">
      <style:text-properties officeooo:rsid="00215707"/>
    </style:style>
    <style:style style:name="T3" style:family="text">
      <style:text-properties officeooo:rsid="002565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OUND SHEET</text:p>
      <text:p text:style-name="P4"/>
      <text:p text:style-name="P7">Shot :</text:p>
      <text:p text:style-name="P5"/>
      <text:p text:style-name="P8">Context :</text:p>
      <text:p text:style-name="P6"/>
      <text:p text:style-name="P8">Music sense :</text:p>
      <text:p text:style-name="P6"/>
      <text:p text:style-name="P9">Score name :</text:p>
      <text:p text:style-name="P6"/>
      <text:p text:style-name="P11">Asociated MuseScore file :</text:p>
      <text:p text:style-name="P8"/>
      <text:p text:style-name="P10">Compositor c<text:span text:style-name="T2">omments</text:span>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13.203cm"/>
    </style:style>
    <style:style style:name="Tableau1.B" style:family="table-column">
      <style:table-column-properties style:column-width="4.392cm"/>
    </style:style>
    <style:style style:name="Tableau1.1" style:family="table-row">
      <style:table-row-properties style:min-row-height="1.693cm"/>
    </style:style>
    <style:style style:name="Tableau1.A1" style:family="table-cell">
      <style:table-cell-properties fo:padding="0.097cm" fo:border="none"/>
    </style:style>
    <style:style style:name="MP1" style:family="paragraph" style:parent-style-name="Table_20_Contents">
      <style:text-properties style:font-name="Courier New" fo:font-style="normal" style:text-underline-style="solid" style:text-underline-width="auto" style:text-underline-color="font-color" fo:font-weight="bold" officeooo:rsid="0018b411" officeooo:paragraph-rsid="0018b411" style:font-style-asian="normal" style:font-weight-asian="bold" style:font-style-complex="normal" style:font-weight-complex="bold"/>
    </style:style>
    <style:style style:name="MP2" style:family="paragraph" style:parent-style-name="Table_20_Contents">
      <style:text-properties style:font-name="Courier New" officeooo:rsid="0016c4f4" officeooo:paragraph-rsid="0016c4f4"/>
    </style:style>
    <style:style style:name="MP3" style:family="paragraph" style:parent-style-name="Footer">
      <style:paragraph-properties fo:text-align="end" style:justify-single-word="false"/>
      <style:text-properties style:font-name="Courier New" fo:font-style="italic" officeooo:rsid="0014ecfe" officeooo:paragraph-rsid="0014ecfe" style:font-style-asian="italic" style:font-style-complex="italic"/>
    </style:style>
    <style:style style:name="MT1" style:family="text">
      <style:text-properties officeooo:rsid="0018bd66"/>
    </style:style>
    <style:style style:name="MT2" style:family="text">
      <style:text-properties officeooo:rsid="00256562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Production :</text:p>
              <text:p text:style-name="MP1"><text:span text:style-name="MT1">Director</text:span> :</text:p>
              <text:p text:style-name="MP1">Compos<text:span text:style-name="MT2">er</text:span> :</text:p>
              <text:p text:style-name="MP1"/>
            </table:table-cell>
            <table:table-cell table:style-name="Tableau1.A1" office:value-type="string">
              <text:p text:style-name="MP2">Sheet : 000/000</text:p>
            </table:table-cell>
          </table:table-row>
        </table:table>
        <text:p text:style-name="Header"/>
      </style:header>
      <style:footer>
        <text:p text:style-name="MP3">CC BY SA Axel Polin 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9:37:47.776332302</meta:creation-date>
    <dc:date>2019-06-19T11:25:55.060900252</dc:date>
    <meta:editing-duration>PT14M28S</meta:editing-duration>
    <meta:editing-cycles>13</meta:editing-cycles>
    <meta:generator>LibreOffice/6.2.4.2$Linux_X86_64 LibreOffice_project/20$Build-2</meta:generator>
    <meta:document-statistic meta:table-count="1" meta:image-count="0" meta:object-count="0" meta:page-count="1" meta:paragraph-count="12" meta:word-count="34" meta:character-count="169" meta:non-whitespace-character-count="147"/>
  </office:meta>
</office:document-meta>
</file>